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Inter Light" svg:font-family="'Inter Light'" style:font-family-generic="roman" style:font-pitch="variable"/>
    <style:font-face style:name="Inter Medium" svg:font-family="'Inter Medium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Inter Light1" svg:font-family="'Inter Light'" style:font-family-generic="system" style:font-pitch="variable"/>
    <style:font-face style:name="Inter Medium1" svg:font-family="'Inter Medium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3333in" fo:margin-left="0in" fo:margin-top="0in" fo:margin-bottom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3118in"/>
    </style:style>
    <style:style style:name="Table1.C" style:family="table-column">
      <style:table-column-properties style:column-width="1.5208in"/>
    </style:style>
    <style:style style:name="Table1.D" style:family="table-column">
      <style:table-column-properties style:column-width="2.25in"/>
    </style:style>
    <style:style style:name="Table1.1" style:family="table-row">
      <style:table-row-properties style:min-row-height="0.3576in" fo:keep-together="auto"/>
    </style:style>
    <style:style style:name="Table1.A1" style:family="table-cell">
      <style:table-cell-properties style:vertical-align="" fo:padding="0.0694in" fo:border="1.5pt solid #999999"/>
    </style:style>
    <style:style style:name="P1" style:family="paragraph" style:parent-style-name="Standard">
      <style:text-properties style:font-name="Inter" style:font-name-asian="Inter1" style:font-name-complex="Inter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4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5" style:family="paragraph" style:parent-style-name="Standard">
      <style:paragraph-properties fo:margin-top="0.1665in" fo:margin-bottom="0.1665in" loext:contextual-spacing="false" fo:line-height="100%"/>
    </style:style>
    <style:style style:name="P6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>
      <style:paragraph-properties fo:margin-left="0in" fo:margin-right="0.4165in" fo:margin-top="0.1665in" fo:margin-bottom="0.1665in" loext:contextual-spacing="false" fo:line-height="100%" fo:text-indent="0in" style:auto-text-indent="false"/>
    </style:style>
    <style:style style:name="P24" style:family="paragraph" style:parent-style-name="Standard" style:list-style-name="WWNum7">
      <style:paragraph-properties fo:margin-left="0.9165in" fo:margin-right="0.4165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7">
      <style:paragraph-properties fo:margin-left="0.9165in" fo:margin-right="0.4165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7">
      <style:paragraph-properties fo:margin-left="0.9165in" fo:margin-right="0.4165in" fo:margin-top="0in" fo:margin-bottom="0.1665in" loext:contextual-spacing="false" fo:line-height="100%" fo:text-indent="-0.25in" style:auto-text-indent="false"/>
    </style:style>
    <style:style style:name="P27" style:family="paragraph" style:parent-style-name="Heading_20_2">
      <style:paragraph-properties fo:margin-top="0.1665in" fo:margin-bottom="0.1665in" loext:contextual-spacing="false" fo:line-height="100%" fo:break-before="page"/>
    </style:style>
    <style:style style:name="P28" style:family="paragraph" style:parent-style-name="Heading_20_2">
      <style:paragraph-properties fo:margin-top="0.1665in" fo:margin-bottom="0.1665in" loext:contextual-spacing="false" fo:line-height="100%"/>
    </style:style>
    <style:style style:name="P29" style:family="paragraph" style:parent-style-name="Heading_20_2">
      <style:paragraph-properties fo:margin-top="0.1945in" fo:margin-bottom="0.0835in" loext:contextual-spacing="false" fo:line-height="100%"/>
    </style:style>
    <style:style style:name="P30" style:family="paragraph" style:parent-style-name="Heading_20_2">
      <style:paragraph-properties fo:margin-top="0.1945in" fo:margin-bottom="0.0835in" loext:contextual-spacing="false" fo:line-height="100%" fo:keep-together="auto" fo:keep-with-next="auto"/>
    </style:style>
    <style:style style:name="P31" style:family="paragraph" style:parent-style-name="Title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2" style:family="text">
      <style:text-properties style:font-name="Inter" style:font-name-asian="Inter1" style:font-name-complex="Inter1"/>
    </style:style>
    <style:style style:name="T3" style:family="text">
      <style:text-properties fo:color="#999999" style:font-name="Inter Light" fo:font-size="12pt" fo:font-style="italic" style:font-name-asian="Inter Light1" style:font-size-asian="12pt" style:font-style-asian="italic" style:font-name-complex="Inter Light1" style:font-size-complex="12pt" style:font-style-complex="italic"/>
    </style:style>
    <style:style style:name="T4" style:family="text">
      <style:text-properties fo:color="#999999" style:font-name="Inter Light" fo:font-style="italic" style:font-name-asian="Inter Light1" style:font-style-asian="italic" style:font-name-complex="Inter Light1" style:font-style-complex="italic"/>
    </style:style>
    <style:style style:name="T5" style:family="text">
      <style:text-properties fo:color="#999999" style:font-name="Inter Medium" fo:font-size="12pt" fo:font-style="italic" style:font-name-asian="Inter Medium1" style:font-size-asian="12pt" style:font-style-asian="italic" style:font-name-complex="Inter Medium1" style:font-size-complex="12pt" style:font-style-complex="italic"/>
    </style:style>
    <style:style style:name="T6" style:family="text">
      <style:text-properties fo:color="#999999" style:font-name="Inter Medium" fo:font-style="italic" style:font-name-asian="Inter Medium1" style:font-style-asian="italic" style:font-name-complex="Inter Medium1" style:font-style-complex="italic"/>
    </style:style>
    <style:style style:name="T7" style:family="text">
      <style:text-properties fo:color="#999999" fo:font-size="12pt" fo:font-style="italic" style:font-size-asian="12pt" style:font-style-asian="italic" style:font-size-complex="12pt" style:font-style-complex="italic"/>
    </style:style>
    <style:style style:name="T8" style:family="text">
      <style:text-properties fo:color="#999999" style:font-name="Inter" style:font-name-asian="Inter1" style:font-name-complex="Inter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z28vu48pw7h5"/>Modèle de documentation technique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t50muf1e942e" text:style-name="Index_20_Link" text:visited-style-name="Index_20_Link"><text:span text:style-name="T1">Architecture de l'application (diagramme simple)<text:tab/>2</text:span></text:a></text:p>
          <text:p text:style-name="P3"><text:a xlink:type="simple" xlink:href="#_u0lz5g8w98ul" text:style-name="Index_20_Link" text:visited-style-name="Index_20_Link"><text:span text:style-name="T1">Choix technologiques justifiés (1-2 pages)<text:tab/>2</text:span></text:a></text:p>
          <text:p text:style-name="P3"><text:a xlink:type="simple" xlink:href="#_xb4gcd1n4m9p" text:style-name="Index_20_Link" text:visited-style-name="Index_20_Link"><text:span text:style-name="T1">Modèle de données<text:tab/>2</text:span></text:a></text:p>
          <text:p text:style-name="P3"><text:a xlink:type="simple" xlink:href="#_i24dcabs6vwj" text:style-name="Index_20_Link" text:visited-style-name="Index_20_Link"><text:span text:style-name="T1">Documentation d’API<text:tab/>2</text:span></text:a></text:p>
          <text:p text:style-name="P3"><text:a xlink:type="simple" xlink:href="#_j87algckjp42" text:style-name="Index_20_Link" text:visited-style-name="Index_20_Link"><text:span text:style-name="T1">Sécurité et gestion des accès<text:tab/>3</text:span></text:a></text:p>
          <text:p text:style-name="P3"><text:a xlink:type="simple" xlink:href="#_j1lew7hbdk8l" text:style-name="Index_20_Link" text:visited-style-name="Index_20_Link"><text:span text:style-name="T1">Qualité, tests et maintenance<text:tab/>3</text:span></text:a></text:p>
          <text:p text:style-name="P3"><text:a xlink:type="simple" xlink:href="#_bues71x542jt" text:style-name="Index_20_Link" text:visited-style-name="Index_20_Link"><text:span text:style-name="T1">Processus d’installation et d’exécution<text:tab/>3</text:span></text:a></text:p>
          <text:p text:style-name="P3"><text:a xlink:type="simple" xlink:href="#_mphokkp8h8qy" text:style-name="Index_20_Link" text:visited-style-name="Index_20_Link"><text:span text:style-name="T1">Utilisation de l’IA dans le développement<text:tab/>3</text:span></text:a></text:p>
        </text:index-body>
      </text:table-of-content>
      <text:p text:style-name="Standard"/>
      <text:p text:style-name="P1"/>
      <text:p text:style-name="P27"><text:bookmark text:name="_t50muf1e942e"/><text:span text:style-name="T2">Architecture de l'application (diagramme simple)</text:span></text:p>
      <text:p text:style-name="P5"><text:span text:style-name="T3">Présentez la vision globale de l’application sous forme de schéma. Le diagramme doit illustrer :</text:span></text:p>
      <text:list xml:id="list2952358318" text:style-name="WWNum2">
        <text:list-item>
          <text:p text:style-name="P6"><text:span text:style-name="T3">Les principales briques logicielles (frontend, backend, base de données, stockage de fichiers, API externes, etc.)</text:span></text:p>
        </text:list-item>
        <text:list-item>
          <text:p text:style-name="P12"><text:span text:style-name="T3">Les interactions entre ces briques (protocoles, flux de données, sécurisation des échanges)</text:span></text:p>
        </text:list-item>
      </text:list>
      <text:p text:style-name="P23"><text:span text:style-name="T5">Recommandations :</text:span></text:p>
      <text:list xml:id="list1670484430" text:style-name="WWNum7">
        <text:list-item>
          <text:p text:style-name="P24"><text:span text:style-name="T3">Utiliser un outil comme Draw.io, Lucidchart ou Figma</text:span></text:p>
        </text:list-item>
        <text:list-item>
          <text:p text:style-name="P25"><text:span text:style-name="T3">Utiliser une légende pour clarifier les symboles</text:span></text:p>
        </text:list-item>
        <text:list-item>
          <text:p text:style-name="P26"><text:span text:style-name="T3">Garder un schéma clair et lisible</text:span></text:p>
        </text:list-item>
      </text:list>
      <text:p text:style-name="P28"><text:bookmark text:name="_u0lz5g8w98ul"/><text:span text:style-name="T2">Choix technologiques justifiés (1-2 pages)</text:span></text:p>
      <text:p text:style-name="P5"><text:span text:style-name="T4">Expliquez </text:span><text:span text:style-name="T6">pourquoi</text:span><text:span text:style-name="T4"> chaque choix technique a été fait, en précisant :</text:span></text:p>
      <text:list xml:id="list2489837968" text:style-name="WWNum5">
        <text:list-item>
          <text:p text:style-name="P7"><text:span text:style-name="T4">Le langage utilisé (Java, TypeScript, C#, PHP) et pourquoi</text:span></text:p>
        </text:list-item>
        <text:list-item>
          <text:p text:style-name="P18"><text:span text:style-name="T4">Les frameworks ou bibliothèques retenus (React, Vue, Angular)</text:span></text:p>
        </text:list-item>
        <text:list-item>
          <text:p text:style-name="P18"><text:span text:style-name="T4">Le type de base de données (SQL / NoSQL) et le moteur choisi (PostgreSQL, MongoDB)</text:span></text:p>
        </text:list-item>
        <text:list-item>
          <text:p text:style-name="P18"><text:span text:style-name="T4">Les outils ou services tiers (authentification, stockage, hébergement, CI/CD…)</text:span></text:p>
        </text:list-item>
        <text:list-item>
          <text:p text:style-name="P13"><text:span text:style-name="T4">Les outils de développement (Git, IDE, linters, gestion de dépendances…)</text:span></text:p>
        </text:list-item>
      </text:list>
      <text:p text:style-name="P23"><text:span text:style-name="T6">Astuce :</text:span><text:span text:style-name="T4"> Présentez vos choix avec un tableau clair, par exemple 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4">Élément</text:span></text:p>
          </table:table-cell>
          <table:table-cell table:style-name="Table1.A1" office:value-type="string">
            <text:p text:style-name="P2"><text:span text:style-name="T4">Technologie choisie</text:span></text:p>
          </table:table-cell>
          <table:table-cell table:style-name="Table1.A1" office:value-type="string">
            <text:p text:style-name="P2"><text:span text:style-name="T4">Alternatives</text:span></text:p>
          </table:table-cell>
          <table:table-cell table:style-name="Table1.A1" office:value-type="string">
            <text:p text:style-name="P2"><text:span text:style-name="T4">Justification</text:span></text:p>
          </table:table-cell>
        </table:table-row>
      </table:table>
      <text:p text:style-name="Standard"/>
      <text:p text:style-name="P28"><text:bookmark text:name="_xb4gcd1n4m9p"/><text:span text:style-name="T2">Modèle de données</text:span></text:p>
      <text:p text:style-name="Standard"><text:span text:style-name="T3">Documentez votre schéma de base de données à l’aide d’UML ou Merise. Cela vous aidera à construire la logique applicative </text:span></text:p>
      <text:p text:style-name="P28"><text:bookmark text:name="_i24dcabs6vwj"/><text:span text:style-name="T2">Documentation d’API</text:span></text:p>
      <text:p text:style-name="Standard"><text:span text:style-name="T3">Documentez le contrat d’interface entre le frontend et le backend. Vous pouvez utiliser une spécification OpenAPI ou équivalente, dans ce cas-là vous préciserez où elle se situe.</text:span></text:p>
      <text:p text:style-name="P29"><text:bookmark text:name="_j87algckjp42"/><text:span text:style-name="T2">Sécurité et gestion des accès</text:span></text:p>
      <text:p text:style-name="P5"><text:span text:style-name="T3">Expliquez les différents aspects liés à la sécurité de l’application comme :</text:span></text:p>
      <text:list xml:id="list4173341967" text:style-name="WWNum4">
        <text:list-item>
          <text:p text:style-name="P8"><text:span text:style-name="T3">Le système d’authentification mis en place (JWT, OAuth2, session…)</text:span></text:p>
        </text:list-item>
        <text:list-item>
          <text:p text:style-name="P19"><text:span text:style-name="T3">La gestion des rôles ou permissions si applicable</text:span></text:p>
        </text:list-item>
        <text:list-item>
          <text:p text:style-name="P19"><text:soft-page-break/><text:span text:style-name="T3">Les mesures de sécurisation (chiffrement des mots de passe, HTTPS, validation des entrées…)</text:span></text:p>
        </text:list-item>
        <text:list-item>
          <text:p text:style-name="P14"><text:span text:style-name="T3">Les limites et protections (taille maximale d’upload, restrictions d’accès…)</text:span></text:p>
        </text:list-item>
      </text:list>
      <text:p text:style-name="P29"><text:bookmark text:name="_j1lew7hbdk8l"/><text:span text:style-name="T2">Qualité, tests et maintenance</text:span></text:p>
      <text:p text:style-name="P5"><text:span text:style-name="T3">Résumez brièvement le plan, les procédures et les résultats de tests et de maintenance rédigés dans les fichiers suivants de le repo Git : </text:span></text:p>
      <text:list xml:id="list3081326332" text:style-name="WWNum6">
        <text:list-item>
          <text:p text:style-name="P9"><text:span text:style-name="T3">TESTING.md (plan de tests, critères d’acceptation, instructions d’exécution)</text:span></text:p>
        </text:list-item>
        <text:list-item>
          <text:p text:style-name="P20"><text:span text:style-name="T3">SECURITY.md (résultats du scan de sécurité + analyse des décisions)</text:span></text:p>
        </text:list-item>
        <text:list-item>
          <text:p text:style-name="P20"><text:span text:style-name="T3">PERF.md (test de performance d’un endpoint avec résultats et interprétation, budget de performance côté front, captures de logs ou métriques de performance de navigateur et/ou de serveur)</text:span></text:p>
        </text:list-item>
        <text:list-item>
          <text:p text:style-name="P15"><text:span text:style-name="T3">MAINTENANCE.md (procédures de mise à jour, fréquence, risques)</text:span></text:p>
        </text:list-item>
      </text:list>
      <text:p text:style-name="P30"><text:bookmark text:name="_bues71x542jt"/><text:span text:style-name="T2">Processus d’installation et d’exécution</text:span></text:p>
      <text:p text:style-name="P5"><text:span text:style-name="T4">Bien que le README </text:span><text:span text:style-name="T6">soit aussi un livrable séparé</text:span><text:span text:style-name="T4">, résumez ici :</text:span></text:p>
      <text:list xml:id="list9880098" text:style-name="WWNum3">
        <text:list-item>
          <text:p text:style-name="P10"><text:span text:style-name="T4">Les prérequis (versions de Node, Python, Docker…)</text:span></text:p>
        </text:list-item>
        <text:list-item>
          <text:p text:style-name="P21"><text:span text:style-name="T4">Les commandes principales pour installer et lancer l’application</text:span></text:p>
        </text:list-item>
        <text:list-item>
          <text:p text:style-name="P16"><text:span text:style-name="T4">Les variables d’environnement à configurer</text:span></text:p>
        </text:list-item>
      </text:list>
      <text:p text:style-name="P28"><text:bookmark text:name="_mphokkp8h8qy"/><text:span text:style-name="T2">Utilisation de l’IA dans le développement</text:span></text:p>
      <text:p text:style-name="P5"><text:span text:style-name="T4">Expliquez les différents aspects liés à l’usage de l’IA dans votre projet, comme :</text:span></text:p>
      <text:list xml:id="list130958566" text:style-name="WWNum1">
        <text:list-item>
          <text:p text:style-name="P11"><text:span text:style-name="T4">La posture adoptée (assignation de tâches à l’IA comme à un junior, binômage/vibe coding, ou combinaison des deux)</text:span></text:p>
        </text:list-item>
        <text:list-item>
          <text:p text:style-name="P22"><text:span text:style-name="T4">Les tâches confiées à l’IA (implémentation de fonctionnalités, génération de tests, rédaction de documentation…)</text:span></text:p>
        </text:list-item>
        <text:list-item>
          <text:p text:style-name="P22"><text:span text:style-name="T4">La supervision et les corrections apportées (revue de code, ajustements de sécurité, améliorations de performance ou de lisibilité)</text:span></text:p>
        </text:list-item>
        <text:list-item>
          <text:p text:style-name="P17"><text:span text:style-name="T4">Les apports et limites constatés (gain de temps, inspiration, erreurs ou incohérences rencontrées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Inter Light" svg:font-family="'Inter Light'" style:font-family-generic="roman" style:font-pitch="variable"/>
    <style:font-face style:name="Inter Medium" svg:font-family="'Inter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Inter Light1" svg:font-family="'Inter Light'" style:font-family-generic="system" style:font-pitch="variable"/>
    <style:font-face style:name="Inter Medium1" svg:font-family="'Inter Medium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font-name="Inter" fo:font-family="Inter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Inter Light" fo:font-family="'Inter Light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Inter Light" fo:font-family="'Inter Light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Inter Light" fo:font-family="'Inter Light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Inter Light" fo:font-family="'Inter Light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Inter Light" fo:font-family="'Inter Light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Inter Light" fo:font-family="'Inter Light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56" meta:word-count="533" meta:character-count="3532" meta:non-whitespace-character-count="3078"/>
    <meta:generator>LibreOfficeDev/6.0.5.2$Linux_X86_64 LibreOffice_project/</meta:generator>
  </office:meta>
</office:document-meta>
</file>